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ef52" officeooo:paragraph-rsid="0005ef52"/>
    </style:style>
    <style:style style:name="T1" style:family="text">
      <style:text-properties officeooo:rsid="000732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gui test</text:p>
      <text:p text:style-name="P1">tests of hypotheses for hiker and helicopter team and assure that dog team does not move from hypotheses</text:p>
      <text:p text:style-name="P1"/>
      <text:p text:style-name="P1">part2</text:p>
      <text:p text:style-name="P1"/>
      <text:p text:style-name="P1">-assure icon creation (visual affirmation) when searchTeam objects are created</text:p>
      <text:p text:style-name="P1">-the <text:span text:style-name="T1">prior </text:span>test for hypotheses will <text:span text:style-name="T1">confirm that our hypotheses are still correct by visual confirmation of the green highlighting at correct width, etc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</meta:initial-creator>
    <meta:creation-date>2014-04-22T10:12:50.758599267</meta:creation-date>
    <dc:date>2014-04-24T17:06:06.511716714</dc:date>
    <dc:creator>Johanna </dc:creator>
    <meta:editing-duration>PT8M30S</meta:editing-duration>
    <meta:editing-cycles>4</meta:editing-cycles>
    <meta:generator>LibreOffice/4.1.3.2$Linux_X86_64 LibreOffice_project/410m0$Build-2</meta:generator>
    <meta:document-statistic meta:table-count="0" meta:image-count="0" meta:object-count="0" meta:page-count="1" meta:paragraph-count="5" meta:word-count="56" meta:character-count="355" meta:non-whitespace-character-count="304"/>
  </office:meta>
</office:document-meta>
</file>